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25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<text:a xlink:type="simple" xlink:href="https://www.gnu.org/software/gsl/doc/html/usage.html#an-example-program" text:style-name="Internet_20_link" text:visited-style-name="Visited_20_Internet_20_Link">https://www.gnu.org/software/gsl/doc/html/usage.html#an-example-program</text:a></text:p>
      <text:p text:style-name="P1">Las siguientes lineas son para compilar:</text:p>
      <text:p text:style-name="Standard"/>
      <text:p text:style-name="Standard"><text:tab/><text:tab/>gcc -Wall -I/usr/local/include -c Ejemplo1.c</text:p>
      <text:p text:style-name="Standard"><text:tab/><text:tab/>gcc -L/usr/local/lib Ejemplo1.o -lgsl -lgslcblas -lm</text:p>
      <text:p text:style-name="Standard"><text:tab/><text:tab/>LD_LIBRARY_PATH=/usr/local/lib</text:p>
      <text:p text:style-name="Standard"><text:tab/><text:tab/>export LD_LIBRARY_PATH</text:p>
      <text:p text:style-name="Standard"><text:tab/><text:tab/>./a.out</text:p>
      <text:p text:style-name="Standard"/>
      <text:p text:style-name="Standard">La salida del programa es la siguiente:</text:p>
      <text:p text:style-name="Standard"/>
      <text:p text:style-name="Standard"><text:tab/><text:tab/>J0(5) = -1.775967713143382642e-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12:30.157577430</dc:date>
    <meta:editing-duration>PT56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1" meta:paragraph-count="9" meta:word-count="34" meta:character-count="361" meta:non-whitespace-character-count="324"/>
  </office:meta>
</office:document-meta>
</file>